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bitmap" draw:fill-color="#ffffff" draw:fill-gradient-name="Gradient_20_1" draw:fill-hatch-name="Black_20_0_20_Degrees" draw:fill-image-name="Empty" draw:textarea-horizontal-align="center" draw:textarea-vertical-align="middle" draw:shadow="visible" draw:shadow-offset-x="0.305cm" draw:shadow-offset-y="0.30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 draw:shadow="visible" draw:shadow-offset-x="0.305cm" draw:shadow-offset-y="0.305cm"/>
    </style:style>
    <style:style style:name="gr6" style:family="graphic" style:parent-style-name="standard">
      <style:graphic-properties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7.104cm" svg:height="4.831cm" svg:x="4.039cm" svg:y="7.455cm">
            <text:p text:style-name="P2"/>
          </draw:rect>
          <draw:line draw:style-name="gr2" draw:text-style-name="P1" draw:layer="layout" svg:x1="1cm" svg:y1="9.982cm" svg:x2="4.007cm" svg:y2="9.982cm">
            <text:p text:style-name="P2"/>
          </draw:line>
          <draw:frame draw:style-name="gr3" draw:layer="layout" svg:width="2.166cm" svg:height="0.962cm" svg:x="1.032cm" svg:y="8.831cm">
            <draw:text-box>
              <text:p text:style-name="P2">HTTP</text:p>
            </draw:text-box>
          </draw:frame>
          <draw:frame draw:style-name="gr3" draw:layer="layout" svg:width="4.253cm" svg:height="0.962cm" svg:x="5.543cm" svg:y="6.495cm">
            <draw:text-box>
              <text:p text:style-name="P2">Apache httpd</text:p>
            </draw:text-box>
          </draw:frame>
          <draw:rect draw:style-name="gr4" draw:text-style-name="P1" draw:layer="layout" svg:width="4.16cm" svg:height="2.4cm" svg:x="6.951cm" svg:y="9.79cm">
            <text:p text:style-name="P2"/>
          </draw:rect>
          <draw:frame draw:style-name="gr3" draw:layer="layout" svg:width="4.007cm" svg:height="0.962cm" svg:x="7.015cm" svg:y="10.206cm">
            <draw:text-box>
              <text:p text:style-name="P2">mod_python</text:p>
            </draw:text-box>
          </draw:frame>
        </draw:g>
        <draw:g>
          <draw:rect draw:style-name="gr5" draw:text-style-name="P1" draw:layer="layout" svg:width="5.632cm" svg:height="4.096cm" svg:x="14.399cm" svg:y="2.304cm">
            <text:p text:style-name="P2"/>
          </draw:rect>
          <draw:g>
            <draw:rect draw:style-name="gr4" draw:text-style-name="P1" draw:layer="layout" svg:width="3.359cm" svg:height="2.24cm" svg:x="15.104cm" svg:y="3.808cm">
              <text:p text:style-name="P2"/>
            </draw:rect>
            <draw:line draw:style-name="gr6" draw:text-style-name="P1" draw:layer="layout" svg:x1="15.135cm" svg:y1="4.576cm" svg:x2="18.494cm" svg:y2="4.576cm">
              <text:p text:style-name="P2"/>
            </draw:line>
            <draw:line draw:style-name="gr6" draw:text-style-name="P1" draw:layer="layout" svg:x1="15.105cm" svg:y1="5.28cm" svg:x2="18.464cm" svg:y2="5.28cm">
              <text:p text:style-name="P2"/>
            </draw:line>
            <draw:line draw:style-name="gr6" draw:text-style-name="P1" draw:layer="layout" svg:x1="16.032cm" svg:y1="3.808cm" svg:x2="16.032cm" svg:y2="6.048cm">
              <text:p text:style-name="P2"/>
            </draw:line>
          </draw:g>
          <draw:frame draw:style-name="gr3" draw:layer="layout" svg:width="3.956cm" svg:height="0.962cm" svg:x="14.783cm" svg:y="2.592cm">
            <draw:text-box>
              <text:p text:style-name="P2">memcached</text:p>
            </draw:text-box>
          </draw:frame>
        </draw:g>
        <draw:g>
          <draw:rect draw:style-name="gr5" draw:text-style-name="P1" draw:layer="layout" svg:width="5.632cm" svg:height="4.096cm" svg:x="14.495cm" svg:y="7.967cm">
            <text:p text:style-name="P2"/>
          </draw:rect>
          <draw:g>
            <draw:rect draw:style-name="gr4" draw:text-style-name="P1" draw:layer="layout" svg:width="3.359cm" svg:height="2.24cm" svg:x="15.2cm" svg:y="9.471cm">
              <text:p text:style-name="P2"/>
            </draw:rect>
            <draw:line draw:style-name="gr6" draw:text-style-name="P1" draw:layer="layout" svg:x1="15.231cm" svg:y1="10.239cm" svg:x2="18.59cm" svg:y2="10.239cm">
              <text:p text:style-name="P2"/>
            </draw:line>
            <draw:line draw:style-name="gr6" draw:text-style-name="P1" draw:layer="layout" svg:x1="15.201cm" svg:y1="10.943cm" svg:x2="18.56cm" svg:y2="10.943cm">
              <text:p text:style-name="P2"/>
            </draw:line>
            <draw:line draw:style-name="gr6" draw:text-style-name="P1" draw:layer="layout" svg:x1="16.128cm" svg:y1="9.471cm" svg:x2="16.128cm" svg:y2="11.711cm">
              <text:p text:style-name="P2"/>
            </draw:line>
          </draw:g>
          <draw:frame draw:style-name="gr3" draw:layer="layout" svg:width="3.956cm" svg:height="0.962cm" svg:x="14.879cm" svg:y="8.255cm">
            <draw:text-box>
              <text:p text:style-name="P2">memcached</text:p>
            </draw:text-box>
          </draw:frame>
        </draw:g>
        <draw:g>
          <draw:rect draw:style-name="gr5" draw:text-style-name="P1" draw:layer="layout" svg:width="5.632cm" svg:height="4.096cm" svg:x="14.623cm" svg:y="14.047cm">
            <text:p text:style-name="P2"/>
          </draw:rect>
          <draw:g>
            <draw:rect draw:style-name="gr4" draw:text-style-name="P1" draw:layer="layout" svg:width="3.359cm" svg:height="2.24cm" svg:x="15.328cm" svg:y="15.551cm">
              <text:p text:style-name="P2"/>
            </draw:rect>
            <draw:line draw:style-name="gr6" draw:text-style-name="P1" draw:layer="layout" svg:x1="15.359cm" svg:y1="16.319cm" svg:x2="18.718cm" svg:y2="16.319cm">
              <text:p text:style-name="P2"/>
            </draw:line>
            <draw:line draw:style-name="gr6" draw:text-style-name="P1" draw:layer="layout" svg:x1="15.329cm" svg:y1="17.023cm" svg:x2="18.688cm" svg:y2="17.023cm">
              <text:p text:style-name="P2"/>
            </draw:line>
            <draw:line draw:style-name="gr6" draw:text-style-name="P1" draw:layer="layout" svg:x1="16.256cm" svg:y1="15.551cm" svg:x2="16.256cm" svg:y2="17.791cm">
              <text:p text:style-name="P2"/>
            </draw:line>
          </draw:g>
          <draw:frame draw:style-name="gr3" draw:layer="layout" svg:width="3.956cm" svg:height="0.962cm" svg:x="15.007cm" svg:y="14.335cm">
            <draw:text-box>
              <text:p text:style-name="P2">memcached</text:p>
            </draw:text-box>
          </draw:frame>
        </draw:g>
        <draw:frame draw:style-name="gr3" draw:layer="layout" svg:width="2.377cm" svg:height="0.962cm" svg:x="15.935cm" svg:y="1.536cm">
          <draw:text-box>
            <text:p text:style-name="P2">Host A</text:p>
          </draw:text-box>
        </draw:frame>
        <draw:frame draw:style-name="gr3" draw:layer="layout" svg:width="2.445cm" svg:height="0.962cm" svg:x="16.16cm" svg:y="12.959cm">
          <draw:text-box>
            <text:p text:style-name="P2">Host C</text:p>
          </draw:text-box>
        </draw:frame>
        <draw:frame draw:style-name="gr7" draw:text-style-name="P2" draw:layer="layout" svg:width="2.411cm" svg:height="0.994cm" svg:x="15.712cm" svg:y="7.008cm">
          <draw:text-box>
            <text:p text:style-name="P2">Host B</text:p>
          </draw:text-box>
        </draw:frame>
        <draw:line draw:style-name="gr2" draw:text-style-name="P1" draw:layer="layout" svg:x1="10.879cm" svg:y1="10.719cm" svg:x2="14.303cm" svg:y2="6.528cm">
          <text:p text:style-name="P2"/>
        </draw:line>
        <draw:line draw:style-name="gr2" draw:text-style-name="P1" draw:layer="layout" svg:x1="10.879cm" svg:y1="10.783cm" svg:x2="14.239cm" svg:y2="10.783cm">
          <text:p text:style-name="P2"/>
        </draw:line>
        <draw:line draw:style-name="gr2" draw:text-style-name="P1" draw:layer="layout" svg:x1="10.943cm" svg:y1="10.847cm" svg:x2="14.335cm" svg:y2="13.727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-color="#ffff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Bela Ban</meta:initial-creator>
    <meta:creation-date>2008-09-02T14:25:09</meta:creation-date>
    <dc:creator>Bela Ban</dc:creator>
    <dc:date>2008-09-03T13:02:57</dc:date>
    <meta:editing-cycles>5</meta:editing-cycles>
    <meta:editing-duration>PT10M42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